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svg:stroke-color="#0084d1" draw:marker-start-width="0.2cm" draw:marker-end-width="0.2cm" draw:fill="none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="solid" draw:fill-color="#66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b2b2b2" draw:fill="solid" draw:fill-color="#ccffff" draw:textarea-vertical-align="middle"/>
    </style:style>
    <style:style style:name="gr6" style:family="graphic" style:parent-style-name="standard">
      <style:graphic-properties svg:stroke-color="#b2b2b2" draw:fill="solid" draw:fill-color="#ccffcc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stroke="dash" draw:stroke-dash="Ultrafine_20_Dashed" svg:stroke-color="#33ff99" draw:fill="none" draw:textarea-vertical-align="middle"/>
    </style:style>
    <style:style style:name="gr9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style:font-size-asian="14pt" style:font-size-complex="14pt"/>
    </style:style>
    <style:style style:name="P3" style:family="paragraph">
      <style:text-properties fo:color="#ffffff"/>
    </style:style>
    <style:style style:name="P4" style:family="paragraph">
      <style:text-properties fo:color="#33ff99" fo:font-size="14pt" style:font-size-asian="14pt" style:font-size-complex="14pt"/>
    </style:style>
    <style:style style:name="P5" style:family="paragraph">
      <style:paragraph-properties fo:text-align="center"/>
      <style:text-properties fo:color="#0084d1"/>
    </style:style>
    <style:style style:name="P6" style:family="paragraph">
      <style:text-properties fo:color="#0084d1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color="#33ff99" fo:font-size="14pt" style:font-size-asian="14pt" style:font-size-complex="14pt"/>
    </style:style>
    <style:style style:name="T4" style:family="text">
      <style:text-properties fo:color="#0084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2.8cm" svg:height="11.5cm" svg:x="4.6cm" svg:y="5.7cm">
            <text:p/>
            <draw:enhanced-geometry svg:viewBox="0 0 21600 21600" draw:path-stretchpoint-x="10800" draw:path-stretchpoint-y="10800" draw:text-areas="?f3 ?f4 ?f5 ?f6" draw:type="round-rectangle" draw:modifiers="2486.694892352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4cm" svg:x="12.5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4cm" svg:x="5.6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4cm" svg:height="4cm" svg:x="12.5cm" svg:y="12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5.6cm" svg:height="4cm" svg:x="19.6cm" svg:y="12.4cm">
            <text:p text:style-name="P1">MongoDB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text-style-name="P2" draw:layer="layout" svg:width="3.279cm" svg:height="0.806cm" svg:x="12.9cm" svg:y="6.901cm">
            <draw:text-box>
              <text:p><text:span text:style-name="T1">microservice</text:span></text:p>
            </draw:text-box>
          </draw:frame>
          <draw:frame draw:style-name="gr4" draw:text-style-name="P3" draw:layer="layout" svg:width="1.632cm" svg:height="0.963cm" svg:x="6.7cm" svg:y="9.202cm">
            <draw:text-box>
              <text:p><text:span text:style-name="T2">GUI</text:span></text:p>
            </draw:text-box>
          </draw:frame>
          <draw:rect draw:style-name="gr5" draw:text-style-name="P1" draw:layer="layout" svg:width="3cm" svg:height="2cm" svg:x="13cm" svg:y="7.9cm">
            <text:p text:style-name="P1">images</text:p>
          </draw:rect>
          <draw:rect draw:style-name="gr6" draw:text-style-name="P1" draw:layer="layout" svg:width="3cm" svg:height="2cm" svg:x="6.1cm" svg:y="10.3cm">
            <text:p text:style-name="P1">Angular</text:p>
          </draw:rect>
          <draw:rect draw:style-name="gr5" draw:text-style-name="P1" draw:layer="layout" svg:width="3cm" svg:height="2cm" svg:x="13cm" svg:y="13.8cm">
            <text:p text:style-name="P1">data</text:p>
          </draw:rect>
          <draw:line draw:style-name="gr7" draw:text-style-name="P1" draw:layer="layout" svg:x1="9.7cm" svg:y1="11cm" svg:x2="12.4cm" svg:y2="8.5cm">
            <text:p/>
          </draw:line>
          <draw:line draw:style-name="gr8" draw:text-style-name="P1" draw:layer="layout" svg:x1="11cm" svg:y1="5.3cm" svg:x2="11cm" svg:y2="16.9cm">
            <text:p/>
          </draw:line>
          <draw:frame draw:style-name="gr9" draw:text-style-name="P4" draw:layer="layout" svg:width="1.819cm" svg:height="0.806cm" svg:x="10.1cm" svg:y="4.4cm">
            <draw:text-box>
              <text:p><text:span text:style-name="T3">REST</text:span></text:p>
            </draw:text-box>
          </draw:frame>
          <draw:frame draw:style-name="gr9" draw:text-style-name="P4" draw:layer="layout" svg:width="2.945cm" svg:height="0.806cm" svg:x="16.501cm" svg:y="4.4cm">
            <draw:text-box>
              <text:p><text:span text:style-name="T3">TCP/REST</text:span></text:p>
            </draw:text-box>
          </draw:frame>
          <draw:frame draw:style-name="gr4" draw:text-style-name="P2" draw:layer="layout" svg:width="3.279cm" svg:height="0.806cm" svg:x="12.901cm" svg:y="12.701cm">
            <draw:text-box>
              <text:p><text:span text:style-name="T1">microservice</text:span></text:p>
            </draw:text-box>
          </draw:frame>
          <draw:line draw:style-name="gr7" draw:text-style-name="P1" draw:layer="layout" svg:x1="9.8cm" svg:y1="11.8cm" svg:x2="12.3cm" svg:y2="14.5cm">
            <text:p/>
          </draw:line>
          <draw:line draw:style-name="gr7" draw:text-style-name="P1" draw:layer="layout" svg:x1="16.6cm" svg:y1="8.3cm" svg:x2="19.5cm" svg:y2="8.3cm">
            <text:p/>
          </draw:line>
          <draw:line draw:style-name="gr7" draw:text-style-name="P1" draw:layer="layout" svg:x1="16.6cm" svg:y1="14.4cm" svg:x2="19.5cm" svg:y2="14.4cm">
            <text:p/>
          </draw:line>
          <draw:custom-shape draw:style-name="gr3" draw:text-style-name="P1" draw:layer="layout" svg:width="5.6cm" svg:height="4cm" svg:x="19.601cm" svg:y="6.3cm">
            <text:p text:style-name="P1">CDN</text:p>
            <draw:enhanced-geometry svg:viewBox="0 0 88 21600" draw:mirror-horizontal="false" draw:mirror-vertical="false" draw:glue-points="44 ?f6 44 0 0 10800 44 21600 88 10800" draw:text-areas="0 ?f6 88 ?f3" draw:type="can" draw:modifiers="7132.3841260224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1" draw:layer="layout" svg:width="0.212cm" svg:height="5.7cm" draw:transform="rotate (1.5707963267946) translate (5cm 18.097cm)">
            <text:p/>
            <draw:enhanced-geometry svg:viewBox="0 0 21600 21600" draw:glue-points="21600 0 0 10800 21600 21600" draw:text-areas="13800 ?f9 21600 ?f10" draw:mirror-horizontal="false" draw:mirror-vertical="false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1" draw:layer="layout" svg:width="0.212cm" svg:height="6.339cm" draw:transform="rotate (1.5707963267946) translate (11.361cm 18.097cm)">
            <text:p/>
            <draw:enhanced-geometry svg:viewBox="0 0 21600 21600" draw:glue-points="21600 0 0 10800 21600 21600" draw:text-areas="13800 ?f9 21600 ?f10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1" draw:layer="layout" svg:width="0.212cm" svg:height="7.738cm" draw:transform="rotate (1.5707963267946) translate (18.262cm 18.097cm)">
            <text:p/>
            <draw:enhanced-geometry svg:viewBox="0 0 21600 21600" draw:glue-points="21600 0 0 10800 21600 21600" draw:text-areas="13800 ?f9 21600 ?f10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1" draw:layer="layout" svg:width="0.215cm" svg:height="11.938cm" draw:transform="rotate (-1.57079632679579) translate (17cm 3.885cm)">
            <text:p/>
            <draw:enhanced-geometry svg:viewBox="0 0 21600 21600" draw:glue-points="21600 0 0 10800 21600 21600" draw:text-areas="13800 ?f9 21600 ?f10" draw:type="left-brace" draw:modifiers="582.69189266959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" draw:layer="layout" svg:width="5.472cm" svg:height="0.963cm" svg:x="8.3cm" svg:y="2.8cm">
            <draw:text-box>
              <text:p>GlassCat Servers</text:p>
            </draw:text-box>
          </draw:frame>
          <draw:frame draw:style-name="gr4" draw:layer="layout" svg:width="4.058cm" svg:height="0.963cm" svg:x="5.8cm" svg:y="18.501cm">
            <draw:text-box>
              <text:p>Presentation</text:p>
            </draw:text-box>
          </draw:frame>
          <draw:frame draw:style-name="gr4" draw:layer="layout" svg:width="3.072cm" svg:height="0.963cm" svg:x="13cm" svg:y="18.502cm">
            <draw:text-box>
              <text:p>Business</text:p>
            </draw:text-box>
          </draw:frame>
          <draw:frame draw:style-name="gr4" draw:layer="layout" svg:width="1.84cm" svg:height="0.963cm" svg:x="21.2cm" svg:y="18.503cm">
            <draw:text-box>
              <text:p text:style-name="P1">Data</text:p>
            </draw:text-box>
          </draw:frame>
          <draw:line draw:style-name="gr8" draw:text-style-name="P1" draw:layer="layout" svg:x1="18cm" svg:y1="5.3cm" svg:x2="18cm" svg:y2="16.9cm">
            <text:p/>
          </draw:line>
          <draw:frame draw:style-name="gr4" draw:text-style-name="P6" draw:layer="layout" svg:width="4.092cm" svg:height="1.675cm" svg:x="5.2cm" svg:y="5.9cm">
            <draw:text-box>
              <text:p text:style-name="P5"><text:span text:style-name="T4">App</text:span></text:p>
              <text:p text:style-name="P5"><text:span text:style-name="T4">Componen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08-31T15:29:49.34</dc:date>
    <meta:editing-duration>PT1H37M45S</meta:editing-duration>
    <meta:editing-cycles>36</meta:editing-cycles>
    <meta:generator>OpenOffice/4.0.0$Win32 OpenOffice.org_project/400m3$Build-9702</meta:generator>
    <meta:document-statistic meta:object-count="30"/>
  </office:meta>
</office:document-meta>
</file>